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  <style:text-properties style:font-name="Liberation 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Sword</text:p>
          </table:table-cell>
          <table:table-cell table:style-name="ce3" office:value-type="string" calcext:value-type="string">
            <text:p>Groot Boterm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double lame basique. Le kit basique des aventuriers.</text:p>
          </table:table-cell>
          <table:table-cell office:value-type="string" calcext:value-type="string">
            <text:p>A basic double edged sword. The adventurer’s starter pack.</text:p>
          </table:table-cell>
          <table:table-cell table:style-name="ce3" office:value-type="string" calcext:value-type="string">
            <text:p>Gros couteau à be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Épée de Renéga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lame courbée à simple tranchant. On en trouve beaucoup dans les confréries pira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 Ter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rapière abandonnée de Myrrah qui tenta de briser la perle. Son éclat est faible et sa lame est teintée de rouil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rapière de Myrrah. Son éclat est rayonnant et sa lame est affuté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 No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La nouvelle rapière de Myrrah, plus puissante que jama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en Tiss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simple, sans inté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Mign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petit collier en tissus avec un nœu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C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en tissus avec un grelo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Coquill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ait de différents coquill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Écail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d’écailles de lézard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Bla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x de sable réguli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No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 de sable volcaniq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Dor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 de sable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Bron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bronze avec un pendentif rou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Ar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argent avec un pendentif bleu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or avec un pendentif ver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Plat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platine avec un pendentif viol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Tit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titane avec un pendentif nacré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Oran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orgé dans un métal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pierre cél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orgé dans un métal légendai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Tenue Si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accoutrement basiq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pe de Voy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tricot de laine adapté aux voyageu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pe de So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étoffe de soie prisée des magicie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Épaulière en Oran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armure légère forgée dans un métal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Épaulière en Pierre Cél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armure très légère forgée dans un métal légendaire.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6:45:12.2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5T16:45:38.658000000</dc:date>
    <meta:editing-duration>PT11H37M47S</meta:editing-duration>
    <meta:editing-cycles>12</meta:editing-cycles>
    <meta:document-statistic meta:table-count="1" meta:cell-count="110" meta:object-count="0"/>
  </office:meta>
</office:document-meta>
</file>